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6"/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8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0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11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3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5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16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16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7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9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8" style:family="paragraph" style:parent-style-name="Standard" style:list-style-name="L20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9" style:family="paragraph" style:parent-style-name="Standard" style:list-style-name="L2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22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 style:list-style-name="L23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ACION APLICACION IHOME </text:p>
      <text:p text:style-name="Standard"/>
      <text:p text:style-name="Standard">Ingeniería Bissen</text:p>
      <text:p text:style-name="Standard"/>
      <text:p text:style-name="Standard">Autores: Cristian Morales, Paulo Tarud. </text:p>
      <text:p text:style-name="Standard"/>
      <text:p text:style-name="Standard">INSTALACION DE LA APLICACION</text:p>
      <text:p text:style-name="Standard"/>
      <text:p text:style-name="Standard"/>
      <text:p text:style-name="Standard"/>
      <text:p text:style-name="Standard">CONTROLADORES</text:p>
      <text:p text:style-name="Standard"/>
      <text:list xml:id="list351795001" text:style-name="L1">
        <text:list-item>
          <text:p text:style-name="P1">accessories_controller: controla todo lo que tiene que ver con el modelo accessories.</text:p>
        </text:list-item>
      </text:list>
      <text:p text:style-name="Standard"><text:tab/></text:p>
      <text:p text:style-name="Standard"/>
      <text:p text:style-name="Standard"/>
      <text:p text:style-name="Standard"/>
      <text:p text:style-name="Standard">VISTAS:</text:p>
      <text:list xml:id="list1086579314" text:style-name="L6">
        <text:list-header>
          <text:p text:style-name="P5"><text:span text:style-name="T1">Accessories</text:span></text:p>
        </text:list-header>
      </text:list>
      <text:list xml:id="list505949060" text:style-name="L3">
        <text:list-item>
          <text:p text:style-name="P2">_accessory.html.erb : Vista “parcial” que se muestra por cada accesorio de un ibox determinado en la vista principal del home. Es la vista que muestra cada accesorio con sus controles, estados, etc.</text:p>
        </text:list-item>
        <text:list-item>
          <text:p text:style-name="P2">_all.html.erb : Vista que muestra todos los accesorios de un ibox determinado en la vista principal de administracion. Muestra ademas las acciones editar y eliminar.</text:p>
        </text:list-item>
        <text:list-item>
          <text:p text:style-name="P2">_form.html.erb: Formulario para la edicion y creacion de accesorios al modelo.</text:p>
        </text:list-item>
        <text:list-item>
          <text:p text:style-name="P2">back.js : Vista que hace el “Atrás”.</text:p>
        </text:list-item>
        <text:list-item>
          <text:p text:style-name="P2">control.js : No hace nada.</text:p>
        </text:list-item>
        <text:list-item>
          <text:p text:style-name="P2">create.js : Vista que se renderiza despues de crear un accesorio.</text:p>
        </text:list-item>
        <text:list-item>
          <text:p text:style-name="P2">edit.js : Vista que muestra el formulario (_form.html.erb) para la edicion de los accesorios.</text:p>
        </text:list-item>
        <text:list-item>
          <text:p text:style-name="P2">new.js : Vista que muestra el formulario (_form.html.erb) para la creacion de los accesorios.</text:p>
        </text:list-item>
        <text:list-item>
          <text:p text:style-name="P2">update.js : Vista que se muestra luego de hacer el update de accesorios. (muestra todos los accesorios actualizados)</text:p>
        </text:list-item>
      </text:list>
      <text:p text:style-name="Standard"/>
      <text:p text:style-name="P4"><text:tab/><text:span text:style-name="T1">Accessory_types:</text:span></text:p>
      <text:list xml:id="list62787377" text:style-name="L8">
        <text:list-item>
          <text:p text:style-name="P7">_accessory_type.html.erb:</text:p>
        </text:list-item>
        <text:list-item>
          <text:p text:style-name="P7">_all.html.erb:</text:p>
        </text:list-item>
        <text:list-item>
          <text:p text:style-name="P7">_form.html.erb:</text:p>
        </text:list-item>
        <text:list-item>
          <text:p text:style-name="P7">back.js.erb:</text:p>
        </text:list-item>
        <text:list-item>
          <text:p text:style-name="P7">create.js.erb:</text:p>
        </text:list-item>
        <text:list-item>
          <text:p text:style-name="P7">destroy.js.erb:</text:p>
        </text:list-item>
        <text:list-item>
          <text:p text:style-name="P7">edit.js.erb:</text:p>
        </text:list-item>
        <text:list-item>
          <text:p text:style-name="P7">new.js.erb:</text:p>
        </text:list-item>
        <text:list-item>
          <text:p text:style-name="P7">update.js.erb</text:p>
        </text:list-item>
      </text:list>
      <text:p text:style-name="P6"/>
      <text:p text:style-name="P6"><text:tab/></text:p>
      <text:p text:style-name="P6"><text:span text:style-name="T1"/></text:p>
      <text:p text:style-name="P6"><text:span text:style-name="T1"/></text:p>
      <text:p text:style-name="P6"><text:soft-page-break/><text:span text:style-name="T1">Actions</text:span></text:p>
      <text:list xml:id="list1399087626" text:style-name="L10">
        <text:list-item>
          <text:p text:style-name="P8">_action.html.erb</text:p>
        </text:list-item>
      </text:list>
      <text:p text:style-name="P6"/>
      <text:p text:style-name="P3">Admin</text:p>
      <text:list xml:id="list2066503972" text:style-name="L11">
        <text:list-item>
          <text:p text:style-name="P9">index.html.erb: Vista principal de la administracion.</text:p>
        </text:list-item>
      </text:list>
      <text:p text:style-name="P6"/>
      <text:p text:style-name="P3">Cameras</text:p>
      <text:list xml:id="list1586870178" text:style-name="L12">
        <text:list-item>
          <text:p text:style-name="P10">_all.html.erb:</text:p>
        </text:list-item>
        <text:list-item>
          <text:p text:style-name="P10">_camera.html.erb:</text:p>
        </text:list-item>
        <text:list-item>
          <text:p text:style-name="P10">_form.html.erb:</text:p>
        </text:list-item>
        <text:list-item>
          <text:p text:style-name="P10">back.js.erb</text:p>
        </text:list-item>
        <text:list-item>
          <text:p text:style-name="P10">create.js.erb</text:p>
        </text:list-item>
        <text:list-item>
          <text:p text:style-name="P10">destroy.js.erb</text:p>
        </text:list-item>
        <text:list-item>
          <text:p text:style-name="P10">edit.js.erb</text:p>
        </text:list-item>
        <text:list-item>
          <text:p text:style-name="P10">new.js.erb</text:p>
        </text:list-item>
        <text:list-item>
          <text:p text:style-name="P10">update.js.erb</text:p>
        </text:list-item>
      </text:list>
      <text:p text:style-name="P6"/>
      <text:p text:style-name="P3">Home</text:p>
      <text:list xml:id="list592983896" text:style-name="L13">
        <text:list-item>
          <text:p text:style-name="P11">index.html.erb:</text:p>
        </text:list-item>
      </text:list>
      <text:p text:style-name="P6"/>
      <text:p text:style-name="P3">Homeadmin</text:p>
      <text:list xml:id="list706395158" text:style-name="L15">
        <text:list-item>
          <text:p text:style-name="P12">_browseasForm.html.erb</text:p>
        </text:list-item>
        <text:list-item>
          <text:p text:style-name="P12">_indexBrowseAs.html.erb</text:p>
        </text:list-item>
        <text:list-item>
          <text:p text:style-name="P12">_indexIbox.html.erb</text:p>
        </text:list-item>
        <text:list-item>
          <text:p text:style-name="P12">_indexUser.html.erb</text:p>
        </text:list-item>
        <text:list-item>
          <text:p text:style-name="P12">_searchIboxForm.html.erb</text:p>
        </text:list-item>
        <text:list-item>
          <text:p text:style-name="P12">_searchUserForm.html.erb</text:p>
        </text:list-item>
        <text:list-item>
          <text:p text:style-name="P12">browseAs.js.erb</text:p>
        </text:list-item>
        <text:list-item>
          <text:p text:style-name="P12">index.html.erb</text:p>
        </text:list-item>
        <text:list-item>
          <text:p text:style-name="P12">searchIboxes.js.erb</text:p>
        </text:list-item>
        <text:list-item>
          <text:p text:style-name="P12">searchUsers.js.erb</text:p>
        </text:list-item>
      </text:list>
      <text:p text:style-name="P6"/>
      <text:p text:style-name="P3">Iboxes</text:p>
      <text:list xml:id="list1363189822" text:style-name="L16">
        <text:list-item>
          <text:p text:style-name="P13">_addNewAccessory.html.erb:</text:p>
        </text:list-item>
        <text:list-item>
          <text:p text:style-name="P15">_all_conditions.html.erb:</text:p>
        </text:list-item>
        <text:list-item>
          <text:p text:style-name="P15">_all.html.erb:</text:p>
        </text:list-item>
        <text:list-item>
          <text:p text:style-name="P15">_all2.html.erb:</text:p>
        </text:list-item>
        <text:list-item>
          <text:p text:style-name="P15">_allInactives.html.erb</text:p>
        </text:list-item>
        <text:list-item>
          <text:p text:style-name="P15">_editAccessories.html.erb</text:p>
        </text:list-item>
        <text:list-item>
          <text:p text:style-name="P15">_enable.html.erb</text:p>
        </text:list-item>
        <text:list-item>
          <text:p text:style-name="P15">_form.html.erb</text:p>
        </text:list-item>
        <text:list-item>
          <text:p text:style-name="P15">_formCondition.html.erb</text:p>
        </text:list-item>
        <text:list-item>
          <text:p text:style-name="P15">_ibox.html.erb</text:p>
        </text:list-item>
        <text:list-item>
          <text:p text:style-name="P15">addDefaultAccessories.js.erb</text:p>
        </text:list-item>
        <text:list-item>
          <text:p text:style-name="P15">back_condition.js.erb</text:p>
        </text:list-item>
        <text:list-item>
          <text:p text:style-name="P15">back.js.erb</text:p>
        </text:list-item>
        <text:list-item>
          <text:p text:style-name="P15"><text:soft-page-break/>create.js.erb</text:p>
        </text:list-item>
        <text:list-item>
          <text:p text:style-name="P15">delete_sensor_condition.js.erb</text:p>
        </text:list-item>
        <text:list-item>
          <text:p text:style-name="P15">destroy.js.erb</text:p>
        </text:list-item>
        <text:list-item>
          <text:p text:style-name="P15">destroyAccessory.js.erb</text:p>
        </text:list-item>
        <text:list-item>
          <text:p text:style-name="P15">edit.js.erb</text:p>
        </text:list-item>
        <text:list-item>
          <text:p text:style-name="P15">enable.js.erb</text:p>
        </text:list-item>
        <text:list-item>
          <text:p text:style-name="P15">listenToAddAccessory.js.erb</text:p>
        </text:list-item>
        <text:list-item>
          <text:p text:style-name="P15">listeToRemoveAccessory.js.erb</text:p>
        </text:list-item>
        <text:list-item>
          <text:p text:style-name="P15">new_sensor_condition.js.erb</text:p>
        </text:list-item>
        <text:list-item>
          <text:p text:style-name="P15">new.js.erb</text:p>
        </text:list-item>
        <text:list-item>
          <text:p text:style-name="P15">pingAccessory.js.erb</text:p>
        </text:list-item>
        <text:list-item>
          <text:p text:style-name="P15">reset.js.erb</text:p>
        </text:list-item>
        <text:list-item>
          <text:p text:style-name="P15">save_sensor_condition.js.erb</text:p>
        </text:list-item>
        <text:list-item>
          <text:p text:style-name="P15">showEnable.js.erb</text:p>
        </text:list-item>
        <text:list-item>
          <text:p text:style-name="P15">update.js.erb</text:p>
        </text:list-item>
      </text:list>
      <text:p text:style-name="P14"/>
      <text:p text:style-name="P14">Profiles</text:p>
      <text:list xml:id="list217579238" text:style-name="L17">
        <text:list-item>
          <text:p text:style-name="P16">_all.html.erb</text:p>
        </text:list-item>
        <text:list-item>
          <text:p text:style-name="P16">_editSchedulesOLD.html.erb</text:p>
        </text:list-item>
        <text:list-item>
          <text:p text:style-name="P16">_form.html.erb</text:p>
        </text:list-item>
        <text:list-item>
          <text:p text:style-name="P16">_profile.html.erb</text:p>
        </text:list-item>
        <text:list-item>
          <text:p text:style-name="P16">back.js.erb</text:p>
        </text:list-item>
        <text:list-item>
          <text:p text:style-name="P16">create.js.erb</text:p>
        </text:list-item>
        <text:list-item>
          <text:p text:style-name="P16">destroy.js.erb</text:p>
        </text:list-item>
        <text:list-item>
          <text:p text:style-name="P16">edit.js.erb</text:p>
        </text:list-item>
        <text:list-item>
          <text:p text:style-name="P16">index.html.erb</text:p>
        </text:list-item>
        <text:list-item>
          <text:p text:style-name="P16">new.js.erb</text:p>
        </text:list-item>
        <text:list-item>
          <text:p text:style-name="P16">schedules.js.erb</text:p>
        </text:list-item>
        <text:list-item>
          <text:p text:style-name="P16">update.js.erb</text:p>
        </text:list-item>
      </text:list>
      <text:p text:style-name="P14"/>
      <text:p text:style-name="P14">Schedules</text:p>
      <text:list xml:id="list815139702" text:style-name="L19">
        <text:list-item>
          <text:p text:style-name="P17">_actions.html.erb</text:p>
        </text:list-item>
        <text:list-item>
          <text:p text:style-name="P17">_schedule.html.erb</text:p>
        </text:list-item>
        <text:list-item>
          <text:p text:style-name="P17">actions.js.erb</text:p>
        </text:list-item>
        <text:list-item>
          <text:p text:style-name="P17">back.js.erb</text:p>
        </text:list-item>
        <text:list-item>
          <text:p text:style-name="P17">destroyAction.js.erb</text:p>
        </text:list-item>
        <text:list-item>
          <text:p text:style-name="P17">newAction.js.erb</text:p>
        </text:list-item>
        <text:list-item>
          <text:p text:style-name="P17">update.js.erb</text:p>
        </text:list-item>
      </text:list>
      <text:p text:style-name="P14"/>
      <text:p text:style-name="P14">Sessions</text:p>
      <text:list xml:id="list876893153" text:style-name="L20">
        <text:list-item>
          <text:p text:style-name="P18">_formreset.html.erb</text:p>
        </text:list-item>
        <text:list-item>
          <text:p text:style-name="P18">new.html.erb</text:p>
        </text:list-item>
        <text:list-item>
          <text:p text:style-name="P18">receive_code.js.erb</text:p>
        </text:list-item>
        <text:list-item>
          <text:p text:style-name="P18">recover_pass.js.erb</text:p>
        </text:list-item>
        <text:list-item>
          <text:p text:style-name="P18">recover.html.erb</text:p>
        </text:list-item>
      </text:list>
      <text:p text:style-name="P14"><text:soft-page-break/></text:p>
      <text:p text:style-name="P14">Shared</text:p>
      <text:list xml:id="list526287942" text:style-name="L21">
        <text:list-item>
          <text:p text:style-name="P19">_flash_messages.html.erb</text:p>
        </text:list-item>
      </text:list>
      <text:p text:style-name="P14"/>
      <text:p text:style-name="P14">User_mailer</text:p>
      <text:list xml:id="list1623915010" text:style-name="L22">
        <text:list-item>
          <text:p text:style-name="P20">recovery_pass.html.erb</text:p>
        </text:list-item>
        <text:list-item>
          <text:p text:style-name="P20">welcome_email.html.erb</text:p>
        </text:list-item>
      </text:list>
      <text:p text:style-name="P14"/>
      <text:p text:style-name="P14">Users</text:p>
      <text:list xml:id="list2142051481" text:style-name="L23">
        <text:list-item>
          <text:p text:style-name="P21">_admin.html.erb</text:p>
        </text:list-item>
        <text:list-item>
          <text:p text:style-name="P21">_all.html.erb</text:p>
        </text:list-item>
        <text:list-item>
          <text:p text:style-name="P21">_formAdmin.html.erb</text:p>
        </text:list-item>
        <text:list-item>
          <text:p text:style-name="P21">_formEdit.html.erb</text:p>
        </text:list-item>
        <text:list-item>
          <text:p text:style-name="P21">_formNoAdmin.html.erb</text:p>
        </text:list-item>
        <text:list-item>
          <text:p text:style-name="P21">_newAdmin.html.erb</text:p>
        </text:list-item>
        <text:list-item>
          <text:p text:style-name="P21">back.js.erb</text:p>
        </text:list-item>
        <text:list-item>
          <text:p text:style-name="P21">create.js.erb</text:p>
        </text:list-item>
        <text:list-item>
          <text:p text:style-name="P21">destroy.js.erb</text:p>
        </text:list-item>
        <text:list-item>
          <text:p text:style-name="P21">edit.js.erb</text:p>
        </text:list-item>
        <text:list-item>
          <text:p text:style-name="P21">newAdmin.js.erb</text:p>
        </text:list-item>
        <text:list-item>
          <text:p text:style-name="P21">newNoAdmin.js.erb</text:p>
        </text:list-item>
        <text:list-item>
          <text:p text:style-name="P21">show.html.erb</text:p>
        </text:list-item>
        <text:list-item>
          <text:p text:style-name="P21">show.js.erb</text:p>
        </text:list-item>
        <text:list-item>
          <text:p text:style-name="P21">update.js.erb</text:p>
          <text:p text:style-name="P2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ontreras</meta:initial-creator>
    <meta:creation-date>2012-09-27T16:32:34</meta:creation-date>
    <dc:date>2012-09-27T16:58:00</dc:date>
    <dc:creator>Paulo Contreras</dc:creator>
    <meta:editing-duration>PT13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133" meta:word-count="397" meta:character-count="3035" meta:non-whitespace-character-count="2887"/>
  </office:meta>
</office:document-meta>
</file>